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159.5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89.66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.4">
      <style:table-properties table:display="true" style:writing-mode="lr-tb"/>
    </style:style>
    <style:style style:name="ta2" style:family="table" style:master-page-name="PageStyle_5f_Tax_20_function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4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UCLA - Econ 102 - Fall 2018 - Geerolf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Problem Set 8 - Optimal Taxation: The Supply Side View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Bracket 1</text:p>
          </table:table-cell>
          <table:table-cell table:style-name="ce5" office:value-type="currency" office:currency="USD" office:value="25000" calcext:value-type="currency">
            <text:p>$25,000</text:p>
          </table:table-cell>
          <table:table-cell/>
          <table:table-cell table:style-name="ce9" office:value-type="string" calcext:value-type="string">
            <text:p>Poor</text:p>
          </table:table-cell>
          <table:table-cell table:style-name="ce2"/>
          <table:table-cell table:style-name="ce8" office:value-type="string" calcext:value-type="string">
            <text:p>Ri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acket 2</text:p>
          </table:table-cell>
          <table:table-cell table:style-name="ce5" office:value-type="currency" office:currency="USD" office:value="200000" calcext:value-type="currency">
            <text:p>$200,000</text:p>
          </table:table-cell>
          <table:table-cell table:style-name="ce7" office:value-type="string" calcext:value-type="string">
            <text:p>Productivity Per Hour</text:p>
          </table:table-cell>
          <table:table-cell table:style-name="ce7" office:value-type="string" calcext:value-type="string">
            <text:p>A</text:p>
          </table:table-cell>
          <table:table-cell table:style-name="ce10" table:formula="of:=1000000/28188" office:value-type="float" office:value="35.4760891159359" calcext:value-type="float">
            <text:p>$35.48</text:p>
          </table:table-cell>
          <table:table-cell table:style-name="ce7" office:value-type="string" calcext:value-type="string">
            <text:p>A</text:p>
          </table:table-cell>
          <table:table-cell table:style-name="ce10" table:formula="of:=1000000/6264" office:value-type="float" office:value="159.642401021711" calcext:value-type="float">
            <text:p>$159.64</text:p>
          </table:table-cell>
          <table:table-cell/>
          <table:table-cell table:style-name="ce13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c_0</text:p>
          </table:table-cell>
          <table:table-cell table:style-name="ce5" office:value-type="currency" office:currency="USD" office:value="5000" calcext:value-type="currency">
            <text:p>$5,000</text:p>
          </table:table-cell>
          <table:table-cell table:style-name="ce7" office:value-type="string" calcext:value-type="string">
            <text:p>Convexity of Disutility for Work</text:p>
          </table:table-cell>
          <table:table-cell table:style-name="ce7" office:value-type="string" calcext:value-type="string">
            <text:p>ε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string" calcext:value-type="string">
            <text:p>ε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t_0</text:p>
          </table:table-cell>
          <table:table-cell table:style-name="ce5" table:formula="of:=-[.B5]" office:value-type="currency" office:currency="USD" office:value="-5000" calcext:value-type="currency">
            <text:p>-$5,000</text:p>
          </table:table-cell>
          <table:table-cell table:style-name="ce7" office:value-type="string" calcext:value-type="string">
            <text:p>Disutility for Work</text:p>
          </table:table-cell>
          <table:table-cell table:style-name="ce7" office:value-type="string" calcext:value-type="string">
            <text:p>B</text:p>
          </table:table-cell>
          <table:table-cell table:style-name="ce12" table:formula="of:=3000000/491569855488" office:value-type="float" office:value="0.00000610289660056918" calcext:value-type="float">
            <text:p>6.10E-06</text:p>
          </table:table-cell>
          <table:table-cell table:style-name="ce7" office:value-type="string" calcext:value-type="string">
            <text:p>B</text:p>
          </table:table-cell>
          <table:table-cell table:style-name="ce12" table:formula="of:=3000000/655426473984" office:value-type="float" office:value="0.00000457717245042689" calcext:value-type="float">
            <text:p>4.58E-06</text:p>
          </table:table-cell>
          <table:table-cell/>
          <table:table-cell table:style-name="ce12" table:number-columns-repeated="5"/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Marginal Tax Rate</text:p>
          </table:table-cell>
          <table:table-cell table:style-name="ce7" office:value-type="string" calcext:value-type="string">
            <text:p>\tau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7" office:value-type="string" calcext:value-type="string">
            <text:p>\tau</text:p>
          </table:table-cell>
          <table:table-cell table:style-name="ce6" office:value-type="percentage" office:value="0.5" calcext:value-type="percentage">
            <text:p>50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hedule 1</text:p>
          </table:table-cell>
          <table:table-cell/>
          <table:table-cell table:style-name="ce7" office:value-type="string" calcext:value-type="string">
            <text:p>Hours per Year</text:p>
          </table:table-cell>
          <table:table-cell table:style-name="ce7" office:value-type="string" calcext:value-type="string">
            <text:p>l</text:p>
          </table:table-cell>
          <table:table-cell table:style-name="ce2" table:formula="of:=((1-[.E7])^(1/[.E5]))*([.E4]^(1/[.E5]))/([.E6]^(1/[.E5]))" office:value-type="float" office:value="2088" calcext:value-type="float">
            <text:p>2088</text:p>
          </table:table-cell>
          <table:table-cell table:style-name="ce7" office:value-type="string" calcext:value-type="string">
            <text:p>l</text:p>
          </table:table-cell>
          <table:table-cell table:style-name="ce2" table:formula="of:=((1-[.G7])^(1/[.G5]))*([.G4]^(1/[.G5]))/([.G6]^(1/[.G5]))" office:value-type="float" office:value="4176" calcext:value-type="float">
            <text:p>41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ottom Tax Rate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7" office:value-type="string" calcext:value-type="string">
            <text:p>Annual Income</text:p>
          </table:table-cell>
          <table:table-cell table:style-name="ce7" office:value-type="string" calcext:value-type="string">
            <text:p>(w/p)*l</text:p>
          </table:table-cell>
          <table:table-cell table:style-name="ce13" table:formula="of:=[.E4]*[.E8]" office:value-type="currency" office:currency="USD" office:value="74074.0740740741" calcext:value-type="currency">
            <text:p>$74,074.07</text:p>
          </table:table-cell>
          <table:table-cell table:style-name="ce7" office:value-type="string" calcext:value-type="string">
            <text:p>(w/p)*l</text:p>
          </table:table-cell>
          <table:table-cell table:style-name="ce13" table:formula="of:=[.G4]*[.G8]" office:value-type="currency" office:currency="USD" office:value="666666.666666667" calcext:value-type="currency">
            <text:p>$666,666.6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p Tax Rate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7" office:value-type="string" calcext:value-type="string">
            <text:p>Working Population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50000000" calcext:value-type="float">
            <text:p>150,000,000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50000000" calcext:value-type="float">
            <text:p>150,000,000</text:p>
          </table:table-cell>
          <table:table-cell/>
          <table:table-cell table:style-name="ce11" table:number-columns-repeated="5"/>
          <table:table-cell table:number-columns-repeated="1011"/>
        </table:table-row>
        <table:table-row table:style-name="ro1">
          <table:table-cell table:number-columns-repeated="2"/>
          <table:table-cell table:style-name="ce7" office:value-type="string" calcext:value-type="string">
            <text:p>Share of Group</text:p>
          </table:table-cell>
          <table:table-cell table:style-name="ce7" office:value-type="string" calcext:value-type="string">
            <text:p>lambda</text:p>
          </table:table-cell>
          <table:table-cell table:style-name="ce6" office:value-type="percentage" office:value="0.9" calcext:value-type="percentage">
            <text:p>90%</text:p>
          </table:table-cell>
          <table:table-cell table:style-name="ce7" office:value-type="string" calcext:value-type="string">
            <text:p>1-lambda</text:p>
          </table:table-cell>
          <table:table-cell table:style-name="ce6" office:value-type="percentage" office:value="0.1" calcext:value-type="percentage">
            <text:p>10%</text:p>
          </table:table-cell>
          <table:table-cell/>
          <table:table-cell table:style-name="ce6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Schedule 2</text:p>
          </table:table-cell>
          <table:table-cell/>
          <table:table-cell table:style-name="ce7" office:value-type="string" calcext:value-type="string">
            <text:p>Size of Group</text:p>
          </table:table-cell>
          <table:table-cell table:style-name="ce7" office:value-type="string" calcext:value-type="string">
            <text:p>lambda*N</text:p>
          </table:table-cell>
          <table:table-cell table:style-name="ce11" table:formula="of:=[.E10]*[.E11]" office:value-type="float" office:value="135000000" calcext:value-type="float">
            <text:p>135,000,000</text:p>
          </table:table-cell>
          <table:table-cell table:style-name="ce7" office:value-type="string" calcext:value-type="string">
            <text:p>(1-lambda)*N</text:p>
          </table:table-cell>
          <table:table-cell table:style-name="ce11" table:formula="of:=[.G10]*[.G11]" office:value-type="float" office:value="15000000" calcext:value-type="float">
            <text:p>15,000,000</text:p>
          </table:table-cell>
          <table:table-cell/>
          <table:table-cell table:style-name="ce11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Bottom Tax Rate (only for poor)</text:p>
          </table:table-cell>
          <table:table-cell table:style-name="ce6" office:value-type="percentage" office:value="0.2" calcext:value-type="percentage">
            <text:p>20%</text:p>
          </table:table-cell>
          <table:table-cell table:style-name="ce7" office:value-type="string" calcext:value-type="string">
            <text:p>Total Income</text:p>
          </table:table-cell>
          <table:table-cell table:style-name="ce7" office:value-type="string" calcext:value-type="string">
            <text:p>Y</text:p>
          </table:table-cell>
          <table:table-cell table:style-name="ce12" table:formula="of:=[.E12]*[.E9]" office:value-type="float" office:value="10000000000000" calcext:value-type="float">
            <text:p>1.00E+13</text:p>
          </table:table-cell>
          <table:table-cell table:style-name="ce7" office:value-type="string" calcext:value-type="string">
            <text:p>Y</text:p>
          </table:table-cell>
          <table:table-cell table:style-name="ce12" table:formula="of:=[.G12]*[.G9]" office:value-type="float" office:value="10000000000000" calcext:value-type="float">
            <text:p>1.00E+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p Tax Rate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3" office:value-type="string" calcext:value-type="string">
            <text:p>Schedule 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edule 3</text:p>
          </table:table-cell>
          <table:table-cell/>
          <table:table-cell table:style-name="ce8" office:value-type="string" calcext:value-type="string">
            <text:p>Individual Taxes</text:p>
          </table:table-cell>
          <table:table-cell table:style-name="ce7" office:value-type="string" calcext:value-type="string">
            <text:p>t</text:p>
          </table:table-cell>
          <table:table-cell table:style-name="ce13" table:formula="of:=[.$B$6]+[.$B9]*MAX([.E$9]-[.$B$3];0)+[.$B10]*MAX([.E$9]-[.$B$4];0)" office:value-type="currency" office:currency="USD" office:value="7268.51851851851" calcext:value-type="currency">
            <text:p>$7,268.52</text:p>
          </table:table-cell>
          <table:table-cell table:style-name="ce3" office:value-type="string" calcext:value-type="string">
            <text:p>Schedule 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ttom Tax Rate</text:p>
          </table:table-cell>
          <table:table-cell table:style-name="ce6" office:value-type="percentage" office:value="0.25" calcext:value-type="percentage">
            <text:p>25%</text:p>
          </table:table-cell>
          <table:table-cell table:style-name="ce8" office:value-type="string" calcext:value-type="string">
            <text:p>Total Taxes</text:p>
          </table:table-cell>
          <table:table-cell table:style-name="ce7" office:value-type="string" calcext:value-type="string">
            <text:p>T</text:p>
          </table:table-cell>
          <table:table-cell table:style-name="ce5" table:formula="of:=[.E12]*[.E15]" office:value-type="currency" office:currency="USD" office:value="981250000000" calcext:value-type="currency">
            <text:p>$981,250,000,000</text:p>
          </table:table-cell>
          <table:table-cell table:style-name="ce7" office:value-type="string" calcext:value-type="string">
            <text:p>t</text:p>
          </table:table-cell>
          <table:table-cell table:style-name="ce13" table:formula="of:=[.$B$6]+[.$B9]*MAX([.G$9]-[.$B$3];0)+[.$B10]*MAX([.G$9]-[.$B$4];0)" office:value-type="currency" office:currency="USD" office:value="272083.333333333" calcext:value-type="currency">
            <text:p>$272,083.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p Tax Rate</text:p>
          </table:table-cell>
          <table:table-cell table:style-name="ce6" office:value-type="percentage" office:value="0.2" calcext:value-type="percentage">
            <text:p>20%</text:p>
          </table:table-cell>
          <table:table-cell table:style-name="ce3" office:value-type="string" calcext:value-type="string">
            <text:p>Schedule 2</text:p>
          </table:table-cell>
          <table:table-cell table:number-columns-repeated="2"/>
          <table:table-cell table:style-name="ce7" office:value-type="string" calcext:value-type="string">
            <text:p>T</text:p>
          </table:table-cell>
          <table:table-cell table:style-name="ce5" table:formula="of:=[.G12]*[.G16]" office:value-type="currency" office:currency="USD" office:value="4081250000000" calcext:value-type="currency">
            <text:p>$4,081,250,000,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 calcext:value-type="string">
            <text:p>Individual Taxes</text:p>
          </table:table-cell>
          <table:table-cell table:style-name="ce7" office:value-type="string" calcext:value-type="string">
            <text:p>t</text:p>
          </table:table-cell>
          <table:table-cell table:style-name="ce13" table:formula="of:=[.$B$6]+[.$B13]*MAX([.E$9]-[.$B$3];0)+[.$B14]*MAX([.E$9]-[.$B$4];0)" office:value-type="currency" office:currency="USD" office:value="4814.81481481481" calcext:value-type="currency">
            <text:p>$4,814.8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Total Taxes</text:p>
          </table:table-cell>
          <table:table-cell table:style-name="ce7" office:value-type="string" calcext:value-type="string">
            <text:p>T</text:p>
          </table:table-cell>
          <table:table-cell table:style-name="ce5" table:formula="of:=[.$E$12]*[.E18]" office:value-type="currency" office:currency="USD" office:value="650000000000" calcext:value-type="currency">
            <text:p>$650,000,000,000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Schedule 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t</text:p>
          </table:table-cell>
          <table:table-cell table:style-name="ce13" table:formula="of:=[.$B$6]+[.$B16]*MAX([.G$9]-[.$B$3];0)+[.$B17]*MAX([.G$9]-[.$B$4];0)" office:value-type="currency" office:currency="USD" office:value="248750" calcext:value-type="currency">
            <text:p>$248,75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T</text:p>
          </table:table-cell>
          <table:table-cell table:style-name="ce5" table:formula="of:=[.$G$12]*[.G21]" office:value-type="currency" office:currency="USD" office:value="3731250000000" calcext:value-type="currency">
            <text:p>$3,731,250,000,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Tax Cut (Ex Ante)</text:p>
          </table:table-cell>
          <table:table-cell/>
          <table:table-cell table:style-name="ce5" table:formula="of:=[.E19]-[.E16]" office:value-type="currency" office:currency="USD" office:value="-331250000000" calcext:value-type="currency">
            <text:p>-$331,250,000,000</text:p>
          </table:table-cell>
          <table:table-cell/>
          <table:table-cell table:style-name="ce5" table:formula="of:=[.G22]-[.G17]" office:value-type="currency" office:currency="USD" office:value="-350000000000" calcext:value-type="currency">
            <text:p>-$350,000,000,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Marginal Tax Rate</text:p>
          </table:table-cell>
          <table:table-cell table:style-name="ce7" office:value-type="string" calcext:value-type="string">
            <text:p>\tau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string" calcext:value-type="string">
            <text:p>\tau</text:p>
          </table:table-cell>
          <table:table-cell table:style-name="ce14" office:value-type="percentage" office:value="0.45" calcext:value-type="percentage">
            <text:p>45.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Hours per Year</text:p>
          </table:table-cell>
          <table:table-cell table:style-name="ce7" office:value-type="string" calcext:value-type="string">
            <text:p>l</text:p>
          </table:table-cell>
          <table:table-cell table:style-name="ce15" table:formula="of:=((1-[.E24])^(1/[.E5]))*([.E4]^(1/[.E5]))/([.E6]^(1/[.E5]))" office:value-type="float" office:value="2156.47712716829" calcext:value-type="float">
            <text:p>2,156.48</text:p>
          </table:table-cell>
          <table:table-cell table:style-name="ce7" office:value-type="string" calcext:value-type="string">
            <text:p>l</text:p>
          </table:table-cell>
          <table:table-cell table:style-name="ce15" table:formula="of:=((1-[.G24])^(1/[.G5]))*([.G4]^(1/[.G5]))/([.G6]^(1/[.G5]))" office:value-type="float" office:value="4379.82574995855" calcext:value-type="float">
            <text:p>4,379.8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Annual Income</text:p>
          </table:table-cell>
          <table:table-cell table:style-name="ce7" office:value-type="string" calcext:value-type="string">
            <text:p>(w/p)*l</text:p>
          </table:table-cell>
          <table:table-cell table:style-name="ce13" table:formula="of:=[.E4]*[.E25]" office:value-type="currency" office:currency="USD" office:value="76503.3747398996" calcext:value-type="currency">
            <text:p>$76,503.37</text:p>
          </table:table-cell>
          <table:table-cell table:style-name="ce7" office:value-type="string" calcext:value-type="string">
            <text:p>(w/p)*l</text:p>
          </table:table-cell>
          <table:table-cell table:style-name="ce13" table:formula="of:=[.G4]*[.G25]" office:value-type="currency" office:currency="USD" office:value="699205.898780101" calcext:value-type="currency">
            <text:p>$699,205.9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Total Income</text:p>
          </table:table-cell>
          <table:table-cell table:style-name="ce7" office:value-type="string" calcext:value-type="string">
            <text:p>Y</text:p>
          </table:table-cell>
          <table:table-cell table:style-name="ce16" table:formula="of:=[.E12]*[.E26]" office:value-type="float" office:value="10327955589886.4" calcext:value-type="float">
            <text:p>$10,327,955,589,887</text:p>
          </table:table-cell>
          <table:table-cell table:style-name="ce7" office:value-type="string" calcext:value-type="string">
            <text:p>Y</text:p>
          </table:table-cell>
          <table:table-cell table:style-name="ce16" table:formula="of:=[.G12]*[.G26]" office:value-type="float" office:value="10488088481701.5" calcext:value-type="float">
            <text:p>$10,488,088,481,70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Schedule 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Individual Taxes</text:p>
          </table:table-cell>
          <table:table-cell table:style-name="ce7" office:value-type="string" calcext:value-type="string">
            <text:p>t</text:p>
          </table:table-cell>
          <table:table-cell table:style-name="ce13" table:formula="of:=[.$B$6]+[.$B13]*MAX([.E$26]-[.$B$3];0)+[.$B14]*MAX([.E$26]-[.$B$4];0)" office:value-type="currency" office:currency="USD" office:value="5300.67494797992" calcext:value-type="currency">
            <text:p>$5,300.6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Total Taxes</text:p>
          </table:table-cell>
          <table:table-cell table:style-name="ce7" office:value-type="string" calcext:value-type="string">
            <text:p>T</text:p>
          </table:table-cell>
          <table:table-cell table:style-name="ce5" table:formula="of:=[.E$12]*[.E29]" office:value-type="currency" office:currency="USD" office:value="715591117977.289" calcext:value-type="currency">
            <text:p>$715,591,117,97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number-columns-repeated="3"/>
          <table:table-cell table:style-name="ce3" office:value-type="string" calcext:value-type="string">
            <text:p>Schedule 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t</text:p>
          </table:table-cell>
          <table:table-cell table:style-name="ce13" table:formula="of:=[.$B$6]+[.$B16]*MAX([.G$26]-[.$B$3];0)+[.$B17]*MAX([.G$26]-[.$B$4];0)" office:value-type="currency" office:currency="USD" office:value="263392.654451045" calcext:value-type="currency">
            <text:p>$263,392.6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T</text:p>
          </table:table-cell>
          <table:table-cell table:style-name="ce5" table:formula="of:=[.G$12]*[.G32]" office:value-type="currency" office:currency="USD" office:value="3950889816765.68" calcext:value-type="currency">
            <text:p>$3,950,889,816,76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string" calcext:value-type="string">
            <text:p>Previous</text:p>
          </table:table-cell>
          <table:table-cell table:number-columns-repeated="2"/>
          <table:table-cell table:style-name="ce9" office:value-type="string" calcext:value-type="string">
            <text:p>Previou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calcext:value-type="string">
            <text:p>Total Taxes</text:p>
          </table:table-cell>
          <table:table-cell table:style-name="ce7" office:value-type="string" calcext:value-type="string">
            <text:p>T</text:p>
          </table:table-cell>
          <table:table-cell table:style-name="ce11" office:value-type="float" office:value="981250000000" calcext:value-type="float">
            <text:p>981,250,000,000</text:p>
          </table:table-cell>
          <table:table-cell table:style-name="ce7" office:value-type="string" calcext:value-type="string">
            <text:p>T</text:p>
          </table:table-cell>
          <table:table-cell table:style-name="ce11" office:value-type="float" office:value="4081250000000" calcext:value-type="float">
            <text:p>4,081,250,000,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Total Income</text:p>
          </table:table-cell>
          <table:table-cell table:style-name="ce7" office:value-type="string" calcext:value-type="string">
            <text:p>Y</text:p>
          </table:table-cell>
          <table:table-cell table:style-name="ce16" office:value-type="float" office:value="10000000000000" calcext:value-type="float">
            <text:p>$10,000,000,000,000</text:p>
          </table:table-cell>
          <table:table-cell table:style-name="ce7" office:value-type="string" calcext:value-type="string">
            <text:p>Y</text:p>
          </table:table-cell>
          <table:table-cell table:style-name="ce16" office:value-type="float" office:value="10000000000000" calcext:value-type="float">
            <text:p>$10,000,000,000,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Change Taxes</text:p>
          </table:table-cell>
          <table:table-cell/>
          <table:table-cell table:style-name="ce5" table:formula="of:=[.E30]-[.E35]" office:value-type="currency" office:currency="USD" office:value="-265658882022.711" calcext:value-type="currency">
            <text:p>-$265,658,882,023</text:p>
          </table:table-cell>
          <table:table-cell/>
          <table:table-cell table:style-name="ce5" table:formula="of:=[.G33]-[.G35]" office:value-type="currency" office:currency="USD" office:value="-130360183234.319" calcext:value-type="currency">
            <text:p>-$130,360,183,2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Change Income</text:p>
          </table:table-cell>
          <table:table-cell/>
          <table:table-cell table:style-name="ce16" table:formula="of:=[.E27]-[.E36]" office:value-type="float" office:value="327955589886.447" calcext:value-type="float">
            <text:p>$327,955,589,886</text:p>
          </table:table-cell>
          <table:table-cell/>
          <table:table-cell table:style-name="ce16" table:formula="of:=[.G27]-[.G36]" office:value-type="float" office:value="488088481701.514" calcext:value-type="float">
            <text:p>$488,088,481,70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"Multiplier" (Pre)</text:p>
          </table:table-cell>
          <table:table-cell/>
          <table:table-cell table:style-name="ce15" table:formula="of:=-[.E38]/[.E23]" office:value-type="float" office:value="0.990054610977954" calcext:value-type="float">
            <text:p>0.99</text:p>
          </table:table-cell>
          <table:table-cell table:style-name="ce2"/>
          <table:table-cell table:style-name="ce15" table:formula="of:=-[.G38]/[.G23]" office:value-type="float" office:value="1.39453851914718" calcext:value-type="float">
            <text:p>1.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"Multiplier" (Post)</text:p>
          </table:table-cell>
          <table:table-cell/>
          <table:table-cell table:style-name="ce15" table:formula="of:=-[.E38]/[.E37]" office:value-type="float" office:value="1.23449887084299" calcext:value-type="float">
            <text:p>1.23</text:p>
          </table:table-cell>
          <table:table-cell table:style-name="ce2"/>
          <table:table-cell table:style-name="ce15" table:formula="of:=-[.G38]/[.G37]" office:value-type="float" office:value="3.74415308103846" calcext:value-type="float">
            <text:p>3.7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Hours Change</text:p>
          </table:table-cell>
          <table:table-cell table:style-name="ce7"/>
          <table:table-cell table:style-name="ce14" table:formula="of:=[.E25]/[.E8]-1" office:value-type="percentage" office:value="0.0327955589886448" calcext:value-type="percentage">
            <text:p>3.28%</text:p>
          </table:table-cell>
          <table:table-cell table:style-name="ce7" office:value-type="string" calcext:value-type="string">
            <text:p>l</text:p>
          </table:table-cell>
          <table:table-cell table:style-name="ce14" table:formula="of:=[.G25]/[.G8]-1" office:value-type="percentage" office:value="0.0488088481701514" calcext:value-type="percentage">
            <text:p>4.88%</text:p>
          </table:table-cell>
          <table:table-cell table:number-columns-repeated="1017"/>
        </table:table-row>
        <table:table-row table:style-name="ro2" table:number-rows-repeated="14">
          <table:table-cell table:number-columns-repeated="1024"/>
        </table:table-row>
        <table:table-row table:style-name="ro1" table:number-rows-repeated="924">
          <table:table-cell table:style-name="ce2" table:number-columns-repeated="5"/>
          <table:table-cell table:number-columns-repeated="1019"/>
        </table:table-row>
        <table:table-row table:style-name="ro2" table:number-rows-repeated="10475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 function" table:style-name="ta2">
        <table:table-column table:style-name="co8" table:number-columns-repeated="1024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(y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ginal Tax 1</text:p>
          </table:table-cell>
          <table:table-cell table:style-name="ce14" office:value-type="percentage" office:value="0.25" calcext:value-type="percentage">
            <text:p>25.00%</text:p>
          </table:table-cell>
          <table:table-cell/>
          <table:table-cell table:style-name="ce17" office:value-type="currency" office:currency="USD" office:value="0" calcext:value-type="currency">
            <text:p>$0</text:p>
          </table:table-cell>
          <table:table-cell table:style-name="ce13" table:formula="of:=[.$B$9]+[.$B$11]*MAX([.D2]-[.$B$5];0)+[.$B$12]*MAX([.D2]-[.$B$6];0)" office:value-type="currency" office:currency="USD" office:value="-5000" calcext:value-type="currency">
            <text:p>-$5,000.00</text:p>
          </table:table-cell>
          <table:table-cell/>
          <table:table-cell>
            <draw:frame table:end-cell-address="'Tax function'.L19" table:end-x="51.48pt" table:end-y="14.97pt" draw:z-index="0" draw:name="Chart 1" draw:style-name="gr1" draw:text-style-name="P1" svg:width="449.97pt" svg:height="278.22pt" svg:x="2.24pt" svg:y="4.51pt">
              <draw:object draw:notify-on-update-of-ranges="'Tax function'.D2:'Tax function'.D43 'Tax function'.E1:'Tax function'.E1 'Tax function'.E2:'Tax function'.E4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rginal Tax 2</text:p>
          </table:table-cell>
          <table:table-cell table:style-name="ce14" office:value-type="percentage" office:value="0.5" calcext:value-type="percentage">
            <text:p>50.00%</text:p>
          </table:table-cell>
          <table:table-cell/>
          <table:table-cell table:style-name="ce17" office:value-type="currency" office:currency="USD" office:value="10000" calcext:value-type="currency">
            <text:p>$10,000</text:p>
          </table:table-cell>
          <table:table-cell table:style-name="ce13" table:formula="of:=[.$B$9]+[.$B$11]*MAX([.D3]-[.$B$5];0)+[.$B$12]*MAX([.D3]-[.$B$6];0)" office:value-type="currency" office:currency="USD" office:value="-5000" calcext:value-type="currency">
            <text:p>-$5,00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0000" calcext:value-type="currency">
            <text:p>$20,000</text:p>
          </table:table-cell>
          <table:table-cell table:style-name="ce13" table:formula="of:=[.$B$9]+[.$B$11]*MAX([.D4]-[.$B$5];0)+[.$B$12]*MAX([.D4]-[.$B$6];0)" office:value-type="currency" office:currency="USD" office:value="-5000" calcext:value-type="currency">
            <text:p>-$5,00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acket 1</text:p>
          </table:table-cell>
          <table:table-cell table:style-name="ce5" office:value-type="currency" office:currency="USD" office:value="25000" calcext:value-type="currency">
            <text:p>$25,000</text:p>
          </table:table-cell>
          <table:table-cell/>
          <table:table-cell table:style-name="ce17" office:value-type="currency" office:currency="USD" office:value="30000" calcext:value-type="currency">
            <text:p>$30,000</text:p>
          </table:table-cell>
          <table:table-cell table:style-name="ce13" table:formula="of:=[.$B$9]+[.$B$11]*MAX([.D5]-[.$B$5];0)+[.$B$12]*MAX([.D5]-[.$B$6];0)" office:value-type="currency" office:currency="USD" office:value="-3750" calcext:value-type="currency">
            <text:p>-$3,75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acket 2</text:p>
          </table:table-cell>
          <table:table-cell table:style-name="ce5" office:value-type="currency" office:currency="USD" office:value="200000" calcext:value-type="currency">
            <text:p>$200,000</text:p>
          </table:table-cell>
          <table:table-cell/>
          <table:table-cell table:style-name="ce17" office:value-type="currency" office:currency="USD" office:value="40000" calcext:value-type="currency">
            <text:p>$40,000</text:p>
          </table:table-cell>
          <table:table-cell table:style-name="ce13" table:formula="of:=[.$B$9]+[.$B$11]*MAX([.D6]-[.$B$5];0)+[.$B$12]*MAX([.D6]-[.$B$6];0)" office:value-type="currency" office:currency="USD" office:value="-1250" calcext:value-type="currency">
            <text:p>-$1,250.00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17" office:value-type="currency" office:currency="USD" office:value="50000" calcext:value-type="currency">
            <text:p>$50,000</text:p>
          </table:table-cell>
          <table:table-cell table:style-name="ce13" table:formula="of:=[.$B$9]+[.$B$11]*MAX([.D7]-[.$B$5];0)+[.$B$12]*MAX([.D7]-[.$B$6];0)" office:value-type="currency" office:currency="USD" office:value="1250" calcext:value-type="currency">
            <text:p>$1,25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_0</text:p>
          </table:table-cell>
          <table:table-cell table:style-name="ce13" office:value-type="currency" office:currency="USD" office:value="5000" calcext:value-type="currency">
            <text:p>$5,000.00</text:p>
          </table:table-cell>
          <table:table-cell/>
          <table:table-cell table:style-name="ce17" office:value-type="currency" office:currency="USD" office:value="60000" calcext:value-type="currency">
            <text:p>$60,000</text:p>
          </table:table-cell>
          <table:table-cell table:style-name="ce13" table:formula="of:=[.$B$9]+[.$B$11]*MAX([.D8]-[.$B$5];0)+[.$B$12]*MAX([.D8]-[.$B$6];0)" office:value-type="currency" office:currency="USD" office:value="3750" calcext:value-type="currency">
            <text:p>$3,75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_0</text:p>
          </table:table-cell>
          <table:table-cell table:style-name="ce13" table:formula="of:=-[.B8]" office:value-type="currency" office:currency="USD" office:value="-5000" calcext:value-type="currency">
            <text:p>-$5,000.00</text:p>
          </table:table-cell>
          <table:table-cell/>
          <table:table-cell table:style-name="ce17" office:value-type="currency" office:currency="USD" office:value="70000" calcext:value-type="currency">
            <text:p>$70,000</text:p>
          </table:table-cell>
          <table:table-cell table:style-name="ce13" table:formula="of:=[.$B$9]+[.$B$11]*MAX([.D9]-[.$B$5];0)+[.$B$12]*MAX([.D9]-[.$B$6];0)" office:value-type="currency" office:currency="USD" office:value="6250" calcext:value-type="currency">
            <text:p>$6,250.00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17" office:value-type="currency" office:currency="USD" office:value="80000" calcext:value-type="currency">
            <text:p>$80,000</text:p>
          </table:table-cell>
          <table:table-cell table:style-name="ce13" table:formula="of:=[.$B$9]+[.$B$11]*MAX([.D10]-[.$B$5];0)+[.$B$12]*MAX([.D10]-[.$B$6];0)" office:value-type="currency" office:currency="USD" office:value="8750" calcext:value-type="currency">
            <text:p>$8,75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x Rate 1</text:p>
          </table:table-cell>
          <table:table-cell table:style-name="ce6" table:formula="of:=[.B2]" office:value-type="percentage" office:value="0.25" calcext:value-type="percentage">
            <text:p>25%</text:p>
          </table:table-cell>
          <table:table-cell/>
          <table:table-cell table:style-name="ce17" office:value-type="currency" office:currency="USD" office:value="90000" calcext:value-type="currency">
            <text:p>$90,000</text:p>
          </table:table-cell>
          <table:table-cell table:style-name="ce13" table:formula="of:=[.$B$9]+[.$B$11]*MAX([.D11]-[.$B$5];0)+[.$B$12]*MAX([.D11]-[.$B$6];0)" office:value-type="currency" office:currency="USD" office:value="11250" calcext:value-type="currency">
            <text:p>$11,25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x Rate 2</text:p>
          </table:table-cell>
          <table:table-cell table:style-name="ce6" table:formula="of:=[.B3]-[.B2]" office:value-type="percentage" office:value="0.25" calcext:value-type="percentage">
            <text:p>25%</text:p>
          </table:table-cell>
          <table:table-cell/>
          <table:table-cell table:style-name="ce17" office:value-type="currency" office:currency="USD" office:value="100000" calcext:value-type="currency">
            <text:p>$100,000</text:p>
          </table:table-cell>
          <table:table-cell table:style-name="ce13" table:formula="of:=[.$B$9]+[.$B$11]*MAX([.D12]-[.$B$5];0)+[.$B$12]*MAX([.D12]-[.$B$6];0)" office:value-type="currency" office:currency="USD" office:value="13750" calcext:value-type="currency">
            <text:p>$1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10000" calcext:value-type="currency">
            <text:p>$110,000</text:p>
          </table:table-cell>
          <table:table-cell table:style-name="ce13" table:formula="of:=[.$B$9]+[.$B$11]*MAX([.D13]-[.$B$5];0)+[.$B$12]*MAX([.D13]-[.$B$6];0)" office:value-type="currency" office:currency="USD" office:value="16250" calcext:value-type="currency">
            <text:p>$16,2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20000" calcext:value-type="currency">
            <text:p>$120,000</text:p>
          </table:table-cell>
          <table:table-cell table:style-name="ce13" table:formula="of:=[.$B$9]+[.$B$11]*MAX([.D14]-[.$B$5];0)+[.$B$12]*MAX([.D14]-[.$B$6];0)" office:value-type="currency" office:currency="USD" office:value="18750" calcext:value-type="currency">
            <text:p>$1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30000" calcext:value-type="currency">
            <text:p>$130,000</text:p>
          </table:table-cell>
          <table:table-cell table:style-name="ce13" table:formula="of:=[.$B$9]+[.$B$11]*MAX([.D15]-[.$B$5];0)+[.$B$12]*MAX([.D15]-[.$B$6];0)" office:value-type="currency" office:currency="USD" office:value="21250" calcext:value-type="currency">
            <text:p>$21,2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40000" calcext:value-type="currency">
            <text:p>$140,000</text:p>
          </table:table-cell>
          <table:table-cell table:style-name="ce13" table:formula="of:=[.$B$9]+[.$B$11]*MAX([.D16]-[.$B$5];0)+[.$B$12]*MAX([.D16]-[.$B$6];0)" office:value-type="currency" office:currency="USD" office:value="23750" calcext:value-type="currency">
            <text:p>$2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50000" calcext:value-type="currency">
            <text:p>$150,000</text:p>
          </table:table-cell>
          <table:table-cell table:style-name="ce13" table:formula="of:=[.$B$9]+[.$B$11]*MAX([.D17]-[.$B$5];0)+[.$B$12]*MAX([.D17]-[.$B$6];0)" office:value-type="currency" office:currency="USD" office:value="26250" calcext:value-type="currency">
            <text:p>$26,2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60000" calcext:value-type="currency">
            <text:p>$160,000</text:p>
          </table:table-cell>
          <table:table-cell table:style-name="ce13" table:formula="of:=[.$B$9]+[.$B$11]*MAX([.D18]-[.$B$5];0)+[.$B$12]*MAX([.D18]-[.$B$6];0)" office:value-type="currency" office:currency="USD" office:value="28750" calcext:value-type="currency">
            <text:p>$2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70000" calcext:value-type="currency">
            <text:p>$170,000</text:p>
          </table:table-cell>
          <table:table-cell table:style-name="ce13" table:formula="of:=[.$B$9]+[.$B$11]*MAX([.D19]-[.$B$5];0)+[.$B$12]*MAX([.D19]-[.$B$6];0)" office:value-type="currency" office:currency="USD" office:value="31250" calcext:value-type="currency">
            <text:p>$31,2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80000" calcext:value-type="currency">
            <text:p>$180,000</text:p>
          </table:table-cell>
          <table:table-cell table:style-name="ce13" table:formula="of:=[.$B$9]+[.$B$11]*MAX([.D20]-[.$B$5];0)+[.$B$12]*MAX([.D20]-[.$B$6];0)" office:value-type="currency" office:currency="USD" office:value="33750" calcext:value-type="currency">
            <text:p>$3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190000" calcext:value-type="currency">
            <text:p>$190,000</text:p>
          </table:table-cell>
          <table:table-cell table:style-name="ce13" table:formula="of:=[.$B$9]+[.$B$11]*MAX([.D21]-[.$B$5];0)+[.$B$12]*MAX([.D21]-[.$B$6];0)" office:value-type="currency" office:currency="USD" office:value="36250" calcext:value-type="currency">
            <text:p>$36,2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00000" calcext:value-type="currency">
            <text:p>$200,000</text:p>
          </table:table-cell>
          <table:table-cell table:style-name="ce13" table:formula="of:=[.$B$9]+[.$B$11]*MAX([.D22]-[.$B$5];0)+[.$B$12]*MAX([.D22]-[.$B$6];0)" office:value-type="currency" office:currency="USD" office:value="38750" calcext:value-type="currency">
            <text:p>$3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10000" calcext:value-type="currency">
            <text:p>$210,000</text:p>
          </table:table-cell>
          <table:table-cell table:style-name="ce13" table:formula="of:=[.$B$9]+[.$B$11]*MAX([.D23]-[.$B$5];0)+[.$B$12]*MAX([.D23]-[.$B$6];0)" office:value-type="currency" office:currency="USD" office:value="43750" calcext:value-type="currency">
            <text:p>$4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20000" calcext:value-type="currency">
            <text:p>$220,000</text:p>
          </table:table-cell>
          <table:table-cell table:style-name="ce13" table:formula="of:=[.$B$9]+[.$B$11]*MAX([.D24]-[.$B$5];0)+[.$B$12]*MAX([.D24]-[.$B$6];0)" office:value-type="currency" office:currency="USD" office:value="48750" calcext:value-type="currency">
            <text:p>$4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30000" calcext:value-type="currency">
            <text:p>$230,000</text:p>
          </table:table-cell>
          <table:table-cell table:style-name="ce13" table:formula="of:=[.$B$9]+[.$B$11]*MAX([.D25]-[.$B$5];0)+[.$B$12]*MAX([.D25]-[.$B$6];0)" office:value-type="currency" office:currency="USD" office:value="53750" calcext:value-type="currency">
            <text:p>$5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40000" calcext:value-type="currency">
            <text:p>$240,000</text:p>
          </table:table-cell>
          <table:table-cell table:style-name="ce13" table:formula="of:=[.$B$9]+[.$B$11]*MAX([.D26]-[.$B$5];0)+[.$B$12]*MAX([.D26]-[.$B$6];0)" office:value-type="currency" office:currency="USD" office:value="58750" calcext:value-type="currency">
            <text:p>$5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50000" calcext:value-type="currency">
            <text:p>$250,000</text:p>
          </table:table-cell>
          <table:table-cell table:style-name="ce13" table:formula="of:=[.$B$9]+[.$B$11]*MAX([.D27]-[.$B$5];0)+[.$B$12]*MAX([.D27]-[.$B$6];0)" office:value-type="currency" office:currency="USD" office:value="63750" calcext:value-type="currency">
            <text:p>$6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60000" calcext:value-type="currency">
            <text:p>$260,000</text:p>
          </table:table-cell>
          <table:table-cell table:style-name="ce13" table:formula="of:=[.$B$9]+[.$B$11]*MAX([.D28]-[.$B$5];0)+[.$B$12]*MAX([.D28]-[.$B$6];0)" office:value-type="currency" office:currency="USD" office:value="68750" calcext:value-type="currency">
            <text:p>$6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70000" calcext:value-type="currency">
            <text:p>$270,000</text:p>
          </table:table-cell>
          <table:table-cell table:style-name="ce13" table:formula="of:=[.$B$9]+[.$B$11]*MAX([.D29]-[.$B$5];0)+[.$B$12]*MAX([.D29]-[.$B$6];0)" office:value-type="currency" office:currency="USD" office:value="73750" calcext:value-type="currency">
            <text:p>$7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80000" calcext:value-type="currency">
            <text:p>$280,000</text:p>
          </table:table-cell>
          <table:table-cell table:style-name="ce13" table:formula="of:=[.$B$9]+[.$B$11]*MAX([.D30]-[.$B$5];0)+[.$B$12]*MAX([.D30]-[.$B$6];0)" office:value-type="currency" office:currency="USD" office:value="78750" calcext:value-type="currency">
            <text:p>$7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290000" calcext:value-type="currency">
            <text:p>$290,000</text:p>
          </table:table-cell>
          <table:table-cell table:style-name="ce13" table:formula="of:=[.$B$9]+[.$B$11]*MAX([.D31]-[.$B$5];0)+[.$B$12]*MAX([.D31]-[.$B$6];0)" office:value-type="currency" office:currency="USD" office:value="83750" calcext:value-type="currency">
            <text:p>$8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00000" calcext:value-type="currency">
            <text:p>$300,000</text:p>
          </table:table-cell>
          <table:table-cell table:style-name="ce13" table:formula="of:=[.$B$9]+[.$B$11]*MAX([.D32]-[.$B$5];0)+[.$B$12]*MAX([.D32]-[.$B$6];0)" office:value-type="currency" office:currency="USD" office:value="88750" calcext:value-type="currency">
            <text:p>$8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10000" calcext:value-type="currency">
            <text:p>$310,000</text:p>
          </table:table-cell>
          <table:table-cell table:style-name="ce13" table:formula="of:=[.$B$9]+[.$B$11]*MAX([.D33]-[.$B$5];0)+[.$B$12]*MAX([.D33]-[.$B$6];0)" office:value-type="currency" office:currency="USD" office:value="93750" calcext:value-type="currency">
            <text:p>$9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20000" calcext:value-type="currency">
            <text:p>$320,000</text:p>
          </table:table-cell>
          <table:table-cell table:style-name="ce13" table:formula="of:=[.$B$9]+[.$B$11]*MAX([.D34]-[.$B$5];0)+[.$B$12]*MAX([.D34]-[.$B$6];0)" office:value-type="currency" office:currency="USD" office:value="98750" calcext:value-type="currency">
            <text:p>$9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30000" calcext:value-type="currency">
            <text:p>$330,000</text:p>
          </table:table-cell>
          <table:table-cell table:style-name="ce13" table:formula="of:=[.$B$9]+[.$B$11]*MAX([.D35]-[.$B$5];0)+[.$B$12]*MAX([.D35]-[.$B$6];0)" office:value-type="currency" office:currency="USD" office:value="103750" calcext:value-type="currency">
            <text:p>$10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40000" calcext:value-type="currency">
            <text:p>$340,000</text:p>
          </table:table-cell>
          <table:table-cell table:style-name="ce13" table:formula="of:=[.$B$9]+[.$B$11]*MAX([.D36]-[.$B$5];0)+[.$B$12]*MAX([.D36]-[.$B$6];0)" office:value-type="currency" office:currency="USD" office:value="108750" calcext:value-type="currency">
            <text:p>$10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50000" calcext:value-type="currency">
            <text:p>$350,000</text:p>
          </table:table-cell>
          <table:table-cell table:style-name="ce13" table:formula="of:=[.$B$9]+[.$B$11]*MAX([.D37]-[.$B$5];0)+[.$B$12]*MAX([.D37]-[.$B$6];0)" office:value-type="currency" office:currency="USD" office:value="113750" calcext:value-type="currency">
            <text:p>$11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60000" calcext:value-type="currency">
            <text:p>$360,000</text:p>
          </table:table-cell>
          <table:table-cell table:style-name="ce13" table:formula="of:=[.$B$9]+[.$B$11]*MAX([.D38]-[.$B$5];0)+[.$B$12]*MAX([.D38]-[.$B$6];0)" office:value-type="currency" office:currency="USD" office:value="118750" calcext:value-type="currency">
            <text:p>$11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70000" calcext:value-type="currency">
            <text:p>$370,000</text:p>
          </table:table-cell>
          <table:table-cell table:style-name="ce13" table:formula="of:=[.$B$9]+[.$B$11]*MAX([.D39]-[.$B$5];0)+[.$B$12]*MAX([.D39]-[.$B$6];0)" office:value-type="currency" office:currency="USD" office:value="123750" calcext:value-type="currency">
            <text:p>$12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80000" calcext:value-type="currency">
            <text:p>$380,000</text:p>
          </table:table-cell>
          <table:table-cell table:style-name="ce13" table:formula="of:=[.$B$9]+[.$B$11]*MAX([.D40]-[.$B$5];0)+[.$B$12]*MAX([.D40]-[.$B$6];0)" office:value-type="currency" office:currency="USD" office:value="128750" calcext:value-type="currency">
            <text:p>$12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390000" calcext:value-type="currency">
            <text:p>$390,000</text:p>
          </table:table-cell>
          <table:table-cell table:style-name="ce13" table:formula="of:=[.$B$9]+[.$B$11]*MAX([.D41]-[.$B$5];0)+[.$B$12]*MAX([.D41]-[.$B$6];0)" office:value-type="currency" office:currency="USD" office:value="133750" calcext:value-type="currency">
            <text:p>$133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400000" calcext:value-type="currency">
            <text:p>$400,000</text:p>
          </table:table-cell>
          <table:table-cell table:style-name="ce13" table:formula="of:=[.$B$9]+[.$B$11]*MAX([.D42]-[.$B$5];0)+[.$B$12]*MAX([.D42]-[.$B$6];0)" office:value-type="currency" office:currency="USD" office:value="138750" calcext:value-type="currency">
            <text:p>$138,75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currency" office:currency="USD" office:value="410000" calcext:value-type="currency">
            <text:p>$410,000</text:p>
          </table:table-cell>
          <table:table-cell table:style-name="ce13" table:formula="of:=[.$B$9]+[.$B$11]*MAX([.D43]-[.$B$5];0)+[.$B$12]*MAX([.D43]-[.$B$6];0)" office:value-type="currency" office:currency="USD" office:value="143750" calcext:value-type="currency">
            <text:p>$143,750.00</text:p>
          </table:table-cell>
          <table:table-cell table:number-columns-repeated="1019"/>
        </table:table-row>
        <table:table-row table:style-name="ro1" table:number-rows-repeated="957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$</number:currency-symbol>
      <number:number number:decimal-places="0" loext:min-decimal-places="0" number:min-integer-digits="1" number:grouping="true"/>
    </number:currency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27">
      <number:currency-symbol>$</number:currency-symbol>
      <number:number number:decimal-places="2" loext:min-decimal-places="2" number:min-integer-digits="1" number:grouping="true"/>
    </number:currency-style>
    <number:number-style style:name="N128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4" style:display-name="PageStyle_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_20_function" style:display-name="PageStyle_Tax fun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6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5">
      <number:currency-symbol>$</number:currency-symbol>
      <number:number number:decimal-places="0" loext:min-decimal-places="0" number:min-integer-digits="1" number:grouping="true"/>
    </number:currency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922cm" svg:y="4.609cm" style:legend-expansion="high" chart:style-name="ch2"/>
        <chart:plot-area chart:style-name="ch3" table:cell-range-address="'Tax function'.D1:'Tax function'.E43" chart:data-source-has-labels="both" svg:x="1.377cm" svg:y="0.196cm" svg:width="12.228cm" svg:height="8.394cm">
          <chartooo:coordinate-region svg:x="2.739cm" svg:y="0.196cm" svg:width="10.866cm" svg:height="7.569cm"/>
          <chart:axis chart:dimension="x" chart:name="primary-x" chart:style-name="ch4" chartooo:axis-type="text">
            <chart:title svg:x="7.334cm" svg:y="8.787cm" chart:style-name="ch5">
              <text:p>y</text:p>
            </chart:title>
            <chart:categories table:cell-range-address="'Tax function'.D2:'Tax function'.D43"/>
          </chart:axis>
          <chart:axis chart:dimension="y" chart:name="primary-y" chart:style-name="ch6">
            <chart:title svg:x="0.451cm" svg:y="4.762cm" chart:style-name="ch7">
              <text:p>T(y)</text:p>
            </chart:title>
            <chart:grid chart:style-name="ch8" chart:class="major"/>
          </chart:axis>
          <chart:series chart:style-name="ch9" chart:values-cell-range-address="'Tax function'.E2:'Tax function'.E43" chart:label-cell-address="'Tax function'.E1:'Tax function'.E1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y)</text:p>
                <draw:g>
                  <svg:desc>'Tax function'.E1:'Tax function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ax function'.D2:'Tax function'.D43</svg:desc>
                </draw:g>
              </table:table-cell>
              <table:table-cell office:value-type="float" office:value="-5000">
                <text:p>-5000</text:p>
                <draw:g>
                  <svg:desc>'Tax function'.E2:'Tax function'.E4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750">
                <text:p>13750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6250">
                <text:p>16250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28750">
                <text:p>28750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31250">
                <text:p>31250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33750">
                <text:p>33750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36250">
                <text:p>3625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8750">
                <text:p>38750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43750">
                <text:p>43750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8750">
                <text:p>48750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53750">
                <text:p>53750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58750">
                <text:p>58750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63750">
                <text:p>63750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68750">
                <text:p>68750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73750">
                <text:p>73750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78750">
                <text:p>78750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83750">
                <text:p>83750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88750">
                <text:p>88750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98750">
                <text:p>98750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103750">
                <text:p>103750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108750">
                <text:p>108750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113750">
                <text:p>113750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118750">
                <text:p>118750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123750">
                <text:p>123750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128750">
                <text:p>128750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133750">
                <text:p>133750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38750">
                <text:p>138750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143750">
                <text:p>143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